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EA7105ED1B088FDA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441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48cm" svg:height="15.799cm" svg:x="0.052cm" svg:y="-0.049cm">
          <draw:image xlink:href="Pictures/1000000000000500000002D0EA7105ED1B088FDA.jpg" xlink:type="simple" xlink:show="embed" xlink:actuate="onLoad">
            <text:p/>
          </draw:image>
        </draw:frame>
        <draw:frame draw:style-name="gr2" draw:text-style-name="P6" draw:layer="layout" svg:width="19.431cm" svg:height="10.691cm" svg:x="4.277cm" svg:y="3.794cm">
          <draw:text-box>
            <text:p text:style-name="P2"><text:span text:style-name="T1">Los discípulos siguen </text:span></text:p>
            <text:p text:style-name="P2"><text:span text:style-name="T1">a Jesús</text:span><text:span text:style-name="T2"> </text:span></text:p>
            <text:p text:style-name="P3"><text:span text:style-name="T3">(Juan 1.35-51)</text:span></text:p>
            <text:p text:style-name="P2"><text:span text:style-name="T4">_________________</text:span></text:p>
            <text:p text:style-name="P4"><text:span text:style-name="T5">%language%</text:span></text:p>
            <text:p text:style-name="P3"><text:span text:style-name="T6">[%lang-code%]</text:span></text:p>
            <text:p text:style-name="P5"><text:span text:style-name="T5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5:28:53.590000000</dc:date>
    <meta:editing-duration>PT1H59M48S</meta:editing-duration>
    <meta:editing-cycles>32</meta:editing-cycles>
    <meta:generator>LibreOffice/5.4.7.2$Windows_X86_64 LibreOffice_project/c838ef25c16710f8838b1faec480ebba495259d0</meta:generator>
    <meta:document-statistic meta:object-count="3"/>
  </office:meta>
</office:document-meta>
</file>